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ffbf00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d7d7" style:text-align-source="fix" style:repeat-content="false" fo:border-left="0.06pt solid #000000" fo:border-right="0.06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e8cb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d7d7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5c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ee6ef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d7d7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fo:border-bottom="0.06pt solid #000000" fo:background-color="#ffbf00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ffd7d7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ffd7d7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ackground-color="#dde8cb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dee6e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0.06pt solid #000000" fo:background-color="#ffbf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d7d7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d7d7" fo:border-left="none" fo:border-right="0.06pt solid #000000" fo:border-top="none"/>
    </style:style>
    <style:style style:name="ce43" style:family="table-cell" style:parent-style-name="Default">
      <style:table-cell-properties fo:background-color="#e6913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3" office:value-type="string" calcext:value-type="string">
            <text:p>Индекс</text:p>
          </table:table-cell>
          <table:table-cell table:style-name="ce3" office:value-type="string" calcext:value-type="string">
            <text:p>Презиме и име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36"/>
          <table:table-cell/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110/2016</text:p>
          </table:table-cell>
          <table:table-cell table:style-name="ce11" office:value-type="string" calcext:value-type="string">
            <text:p>Аздејковић, Марија</text:p>
          </table:table-cell>
          <table:table-cell table:style-name="ce18" office:value-type="float" office:value="4.75" calcext:value-type="float">
            <text:p>4.75</text:p>
          </table:table-cell>
          <table:table-cell table:style-name="ce24" office:value-type="float" office:value="2.75" calcext:value-type="float">
            <text:p>2.7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7" table:formula="of:=SUM([.C2:.H2])" office:value-type="float" office:value="23.5" calcext:value-type="float">
            <text:p>23.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394/2017</text:p>
          </table:table-cell>
          <table:table-cell table:style-name="ce12" office:value-type="string" calcext:value-type="string">
            <text:p>Бабић, Даница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SUM([.C3:.H3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0/2017</text:p>
          </table:table-cell>
          <table:table-cell table:style-name="ce11" office:value-type="string" calcext:value-type="string">
            <text:p>Бојовић, Богдан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table:formula="of:=SUM([.C4:.H4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Група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418/2017</text:p>
          </table:table-cell>
          <table:table-cell table:style-name="ce13" office:value-type="string" calcext:value-type="string">
            <text:p>Боловић, Ана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9" table:formula="of:=SUM([.C5:.H5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38/2017</text:p>
          </table:table-cell>
          <table:table-cell table:style-name="ce11" office:value-type="string" calcext:value-type="string">
            <text:p>Видић, Милена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7" table:formula="of:=SUM([.C6:.H6])" office:value-type="float" office:value="23" calcext:value-type="float">
            <text:p>23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122/2012</text:p>
          </table:table-cell>
          <table:table-cell table:style-name="ce11" office:value-type="string" calcext:value-type="string">
            <text:p>Глишић, Ђурђа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table:formula="of:=SUM([.C7:.H7])" office:value-type="float" office:value="8" calcext:value-type="float">
            <text:p>8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74/2016</text:p>
          </table:table-cell>
          <table:table-cell table:style-name="ce11" office:value-type="string" calcext:value-type="string">
            <text:p>Гордић, Катарина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0.5" calcext:value-type="float">
            <text:p>0.5</text:p>
          </table:table-cell>
          <table:table-cell table:style-name="ce37" table:formula="of:=SUM([.C8:.H8])" office:value-type="float" office:value="16.5" calcext:value-type="float">
            <text:p>16.5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82/2016</text:p>
          </table:table-cell>
          <table:table-cell table:style-name="ce11" office:value-type="string" calcext:value-type="string">
            <text:p>Гуњић, Дане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7" table:formula="of:=SUM([.C9:.H9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198/2013</text:p>
          </table:table-cell>
          <table:table-cell table:style-name="ce13" office:value-type="string" calcext:value-type="string">
            <text:p>Давидовић, Александар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SUM([.C10:.H10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174/2015</text:p>
          </table:table-cell>
          <table:table-cell table:style-name="ce13" office:value-type="string" calcext:value-type="string">
            <text:p>Диковић, Сандра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SUM([.C11:.H11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270/2016</text:p>
          </table:table-cell>
          <table:table-cell table:style-name="ce14" office:value-type="string" calcext:value-type="string">
            <text:p>Ђокић, Растко</text:p>
          </table:table-cell>
          <table:table-cell table:style-name="ce21"/>
          <table:table-cell table:style-name="ce27" table:number-columns-repeated="4"/>
          <table:table-cell table:style-name="ce33"/>
          <table:table-cell table:style-name="ce40" table:formula="of:=SUM([.C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106/2013</text:p>
          </table:table-cell>
          <table:table-cell table:style-name="ce12" office:value-type="string" calcext:value-type="string">
            <text:p>Ердељанин, Александар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SUM([.C13:.H13])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82/2014</text:p>
          </table:table-cell>
          <table:table-cell table:style-name="ce11" office:value-type="string" calcext:value-type="string">
            <text:p>Еровић, Анђелка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table:formula="of:=SUM([.C14:.H1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74/2017</text:p>
          </table:table-cell>
          <table:table-cell table:style-name="ce11" office:value-type="string" calcext:value-type="string">
            <text:p>Заркула, Константин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7" table:formula="of:=SUM([.C15:.H15])" office:value-type="float" office:value="17.75" calcext:value-type="float">
            <text:p>17.7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334/2014</text:p>
          </table:table-cell>
          <table:table-cell table:style-name="ce15" office:value-type="string" calcext:value-type="string">
            <text:p>Јовановић, Кристина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.25" calcext:value-type="float">
            <text:p>5.25</text:p>
          </table:table-cell>
          <table:table-cell table:style-name="ce34" office:value-type="float" office:value="0" calcext:value-type="float">
            <text:p>0</text:p>
          </table:table-cell>
          <table:table-cell table:style-name="ce41" table:formula="of:=SUM([.C16:.H16])" office:value-type="float" office:value="18.25" calcext:value-type="float">
            <text:p>18.2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50/2009</text:p>
          </table:table-cell>
          <table:table-cell table:style-name="ce13" office:value-type="string" calcext:value-type="string">
            <text:p>Јокић, Наташа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SUM([.C17:.H1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6/2017</text:p>
          </table:table-cell>
          <table:table-cell table:style-name="ce15" office:value-type="string" calcext:value-type="string">
            <text:p>Јоксимовић, Милоје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41" table:formula="of:=SUM([.C18:.H18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298/2009</text:p>
          </table:table-cell>
          <table:table-cell table:style-name="ce11" office:value-type="string" calcext:value-type="string">
            <text:p>Костић, Биљана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formula="of:=SUM([.C19:.H19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58/2017</text:p>
          </table:table-cell>
          <table:table-cell table:style-name="ce12" office:value-type="string" calcext:value-type="string">
            <text:p>Коцић, Милан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SUM([.C20:.H20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370/2013</text:p>
          </table:table-cell>
          <table:table-cell table:style-name="ce14" office:value-type="string" calcext:value-type="string">
            <text:p>Лончар, Ђорђе</text:p>
          </table:table-cell>
          <table:table-cell table:style-name="ce21"/>
          <table:table-cell table:style-name="ce27" table:number-columns-repeated="4"/>
          <table:table-cell table:style-name="ce33"/>
          <table:table-cell table:style-name="ce40" table:formula="of:=SUM([.C21:.H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46/2017</text:p>
          </table:table-cell>
          <table:table-cell table:style-name="ce13" office:value-type="string" calcext:value-type="string">
            <text:p>Миловановић, Мила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formula="of:=SUM([.C22:.H2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310/2017</text:p>
          </table:table-cell>
          <table:table-cell table:style-name="ce12" office:value-type="string" calcext:value-type="string">
            <text:p>Минић, Јелена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SUM([.C23:.H23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218/2016</text:p>
          </table:table-cell>
          <table:table-cell table:style-name="ce11" office:value-type="string" calcext:value-type="string">
            <text:p>Мирковић, Јована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7" table:formula="of:=SUM([.C24:.H24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174/2016</text:p>
          </table:table-cell>
          <table:table-cell table:style-name="ce15" office:value-type="string" calcext:value-type="string">
            <text:p>Митровић, Радиша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.75" calcext:value-type="float">
            <text:p>1.75</text:p>
          </table:table-cell>
          <table:table-cell table:style-name="ce28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SUM([.C25:.H25])" office:value-type="float" office:value="21.75" calcext:value-type="float">
            <text:p>21.7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06/2016</text:p>
          </table:table-cell>
          <table:table-cell table:style-name="ce11" office:value-type="string" calcext:value-type="string">
            <text:p>Мишић, Јана</text:p>
          </table:table-cell>
          <table:table-cell table:style-name="ce18" office:value-type="float" office:value="4.75" calcext:value-type="float">
            <text:p>4.7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formula="of:=SUM([.C26:.H26])" office:value-type="float" office:value="16.75" calcext:value-type="float">
            <text:p>16.7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6/2013</text:p>
          </table:table-cell>
          <table:table-cell table:style-name="ce13" office:value-type="string" calcext:value-type="string">
            <text:p>Обрадовић, Александра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SUM([.C27:.H27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194/2017</text:p>
          </table:table-cell>
          <table:table-cell table:style-name="ce13" office:value-type="string" calcext:value-type="string">
            <text:p>Перановић, Цвијан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9" table:formula="of:=SUM([.C28:.H28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30/2017</text:p>
          </table:table-cell>
          <table:table-cell table:style-name="ce15" office:value-type="string" calcext:value-type="string">
            <text:p>Пиштељић, Вукашин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41" table:formula="of:=SUM([.C29:.H29])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186/2015</text:p>
          </table:table-cell>
          <table:table-cell table:style-name="ce13" office:value-type="string" calcext:value-type="string">
            <text:p>Секулић, Анђела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SUM([.C30:.H30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50/2017</text:p>
          </table:table-cell>
          <table:table-cell table:style-name="ce15" office:value-type="string" calcext:value-type="string">
            <text:p>Симић, Алекса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.5" calcext:value-type="float">
            <text:p>5.5</text:p>
          </table:table-cell>
          <table:table-cell table:style-name="ce34" office:value-type="float" office:value="3.75" calcext:value-type="float">
            <text:p>3.75</text:p>
          </table:table-cell>
          <table:table-cell table:style-name="ce41" table:formula="of:=SUM([.C31:.H31])" office:value-type="float" office:value="24.25" calcext:value-type="float">
            <text:p>24.2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270/2011</text:p>
          </table:table-cell>
          <table:table-cell table:style-name="ce14" office:value-type="string" calcext:value-type="string">
            <text:p>Станковић, Марина</text:p>
          </table:table-cell>
          <table:table-cell table:style-name="ce21"/>
          <table:table-cell table:style-name="ce27" table:number-columns-repeated="4"/>
          <table:table-cell table:style-name="ce33"/>
          <table:table-cell table:style-name="ce40" table:formula="of:=SUM([.C32:.H3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202/2015</text:p>
          </table:table-cell>
          <table:table-cell table:style-name="ce15" office:value-type="string" calcext:value-type="string">
            <text:p>Стојановић, Александра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.4" calcext:value-type="float">
            <text:p>5.4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SUM([.C33:.H33])" office:value-type="float" office:value="21.4" calcext:value-type="float">
            <text:p>21.4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214/2013</text:p>
          </table:table-cell>
          <table:table-cell table:style-name="ce15" office:value-type="string" calcext:value-type="string">
            <text:p>Црногорац, Срђан</text:p>
          </table:table-cell>
          <table:table-cell table:style-name="ce22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.75" calcext:value-type="float">
            <text:p>4.7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41" table:formula="of:=SUM([.C34:.H34])" office:value-type="float" office:value="19.75" calcext:value-type="float">
            <text:p>19.7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6/2017</text:p>
          </table:table-cell>
          <table:table-cell table:style-name="ce16" office:value-type="string" calcext:value-type="string">
            <text:p>Шћекић, Игор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SUM([.C35:.H35])" office:value-type="float" office:value="23" calcext:value-type="float">
            <text:p>23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,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7:57:58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04-25T17:58:24.915000000</dc:date>
    <meta:editing-duration>PT2H57M17S</meta:editing-duration>
    <meta:editing-cycles>5</meta:editing-cycles>
    <meta:print-date>2019-04-25T17:51:08.341000000</meta:print-date>
    <meta:document-statistic meta:table-count="1" meta:cell-count="301" meta:object-count="0"/>
  </office:meta>
</office:document-meta>
</file>